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Manager.recoverRunning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okieManager.match( Cookie a , Cookie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Manag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Manager.save( String auth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okieManager.setCookiePolicy( String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Cooki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testIterationStart( LoopIter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kieManager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getClearEachIt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removeMatchingCookies( Cookie newCooki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okieManager.clear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Manager.makeCookie( Cookie jm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okieManager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okieManag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okieManager.getCookieHeaderForURL(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okieManager.test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Manager.ge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getCooki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setClearEachIteration( boolean cl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cookieToString( Cooki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okieManager.add( Cookie 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okieManager.addFile( String cookieFi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CookieManager.get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setRunningVersion( boolean 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okieManager.getCookiesForUrl(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okieManager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addCookieFromHeader( String cookieHeader , URL ur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ookieManager.getClass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anager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